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B" style:family="table-column">
      <style:table-column-properties style:column-width="14.168cm" style:rel-column-width="546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0b5" officeooo:paragraph-rsid="0018d0b5"/>
    </style:style>
    <style:style style:name="P2" style:family="paragraph" style:parent-style-name="Table_20_Contents">
      <style:text-properties officeooo:rsid="00193a7f" officeooo:paragraph-rsid="00193a7f"/>
    </style:style>
    <style:style style:name="P3" style:family="paragraph" style:parent-style-name="Table_20_Contents">
      <style:text-properties officeooo:rsid="001aa29d" officeooo:paragraph-rsid="001aa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172941815280">
          <table:table-cell table:style-name="Tableau1.A1" office:value-type="string">
            <text:p text:style-name="P1">Carte IGN du lieu</text:p>
          </table:table-cell>
          <table:table-cell table:style-name="Tableau1.B1" office:value-type="string">
            <text:p text:style-name="Table_20_Contents"/>
          </table:table-cell>
        </table:table-row>
        <table:table-row table:style-name="TableLine94172947009952">
          <table:table-cell table:style-name="Tableau1.A2" office:value-type="string">
            <text:p text:style-name="P1">Boussole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Line94172947101680">
          <table:table-cell table:style-name="Tableau1.A2" office:value-type="string">
            <text:p text:style-name="P1">Viseur Panoramique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Line94172947102336">
          <table:table-cell table:style-name="Tableau1.A2" office:value-type="string">
            <text:p text:style-name="P1">Crayon papier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72947103072">
          <table:table-cell table:style-name="Tableau1.A2" office:value-type="string">
            <text:p text:style-name="P2">Pochette plastique en cas de pluie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Line94172947103888">
          <table:table-cell table:style-name="Tableau1.A2" office:value-type="string">
            <text:p text:style-name="P2">Jumelles 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Line94172947104656">
          <table:table-cell table:style-name="Tableau1.A2" office:value-type="string">
            <text:p text:style-name="P1">Règle 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1T12:41:14.496000000</meta:creation-date>
    <dc:date>2021-06-10T14:10:09.570966759</dc:date>
    <meta:editing-duration>PT52M59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7" meta:word-count="17" meta:character-count="105" meta:non-whitespace-character-count="93"/>
  </office:meta>
</office:document-meta>
</file>